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ntrole de versão com GIT (+Linuxzin básic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. Motivação</text:p>
              </text:list-item>
              <text:list-item>
                <text:p>2. Introdução</text:p>
              </text:list-item>
              <text:list-item>
                <text:p>3. Entendendo Melhor</text:p>
              </text:list-item>
              <text:list-item>
                <text:p>4. Mão na massa</text:p>
                <text:list>
                  <text:list-item>
                    <text:p>4.1. Hello world</text:p>
                  </text:list-item>
                  <text:list-item>
                    <text:p>4.2. Trabalhando com repositórios remotos: Calculado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seu </meta:initial-creator>
    <meta:creation-date>2018-07-01T19:47:55.206300442</meta:creation-date>
    <dc:date>2018-07-01T19:57:58.440318943</dc:date>
    <dc:creator>Eliseu </dc:creator>
    <meta:editing-duration>PT10M5S</meta:editing-duration>
    <meta:editing-cycles>2</meta:editing-cycles>
    <meta:generator>LibreOffice/5.0.6.2$Linux_X86_64 LibreOffice_project/00$Build-2</meta:generator>
    <meta:document-statistic meta:object-count="29"/>
  </office:meta>
</office:document-meta>
</file>